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3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4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5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7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8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9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0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1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3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4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5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7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8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9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0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1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2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3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24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25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6" style:parent-style-name="Normal" style:family="paragraph">
      <style:paragraph-properties fo:text-align="start" fo:text-indent="0in"/>
    </style:style>
    <style:style style:name="T27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29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30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31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32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33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3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35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36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37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38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39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40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41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42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44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4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47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48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49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50" style:parent-style-name="Normal" style:family="paragraph">
      <style:paragraph-properties fo:text-align="start" fo:text-indent="0.4916in"/>
    </style:style>
    <style:style style:name="T51" style:parent-style-name="DefaultParagraphFont" style:family="text">
      <style:text-properties style:font-name-complex="Calibri" fo:font-size="12pt" style:font-size-asian="12pt" style:font-size-complex="12pt"/>
    </style:style>
    <style:style style:name="T52" style:parent-style-name="DefaultParagraphFont" style:family="text">
      <style:text-properties style:font-name-complex="Calibri" fo:font-size="12pt" style:font-size-asian="12pt" style:font-size-complex="12pt"/>
    </style:style>
    <style:style style:name="P53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5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5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5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57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58" style:parent-style-name="Normal" style:family="paragraph">
      <style:paragraph-properties fo:text-align="start" fo:text-indent="0in"/>
    </style:style>
    <style:style style:name="T59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Methods</text:p>
      <text:p text:style-name="P2">Hypothesis</text:p>
      <text:p text:style-name="P3">Ethics statement</text:p>
      <text:p text:style-name="P4">The study was approved by the Ethics Committee of the medical faculty of the Christian-Albrechts-University of Kiel, Germany (record identification: D 446/23).<text:s/>In accordance with the Declaration of Helsinki, informed written consent was obtained from all participants.</text:p>
      <text:p text:style-name="P5">Study design</text:p>
      <text:p text:style-name="P6">TMT Part A and B</text:p>
      <text:p text:style-name="P7">After EEG cap procedure</text:p>
      <text:p text:style-name="P8">EEG measures during rte, oddball, n-back A and B, pvt, and resting state (closed eyes and open eyes)</text:p>
      <text:p text:style-name="P9">After EEG cap was taken off<text:s/></text:p>
      <text:p text:style-name="P10">Questionnaires: PSQI, Facit-F, Hads-A and Hads-D</text:p>
      <text:p text:style-name="P11">Since this thesis focuses on behavioral and EEG data obtained from the TMT, n-back, pvt, resting state, and questionnaires, the rte and the oddball task will not be further explained.<text:s/></text:p>
      <text:p text:style-name="P12">In addition, MoCA score was measured in a previous study.<text:s/></text:p>
      <text:p text:style-name="P13">Cognitive tasks</text:p>
      <text:p text:style-name="P14"><text:tab/>MoCA</text:p>
      <text:p text:style-name="P15">TMT Part A and B</text:p>
      <text:p text:style-name="P16">N-Back Part A and B</text:p>
      <text:p text:style-name="P17">PVT</text:p>
      <text:p text:style-name="P18">Questionnaires</text:p>
      <text:p text:style-name="P19"><text:tab/>PSQI</text:p>
      <text:p text:style-name="P20"><text:tab/>HADS-A and HADS-D</text:p>
      <text:p text:style-name="P21"><text:tab/>FACIT-F</text:p>
      <text:p text:style-name="P22">Subject</text:p>
      <text:p text:style-name="P23">In total 79 participants were tested in the experiment.<text:s/></text:p>
      <text:p text:style-name="P24">How many with PCS and without PCS? Age in total, in these two groups (youngest, oldest also relevant?. Inclusion criteria (here or where?). Gender all, in those two groups. <text:s/></text:p>
      <text:p text:style-name="P25">Cluster analysis</text:p>
      <text:p text:style-name="P26"><text:span text:style-name="T27"><text:tab/>Goal of cluster analysis<text:s/></text:span><text:span text:style-name="T28">(here or introduction?)</text:span></text:p>
      <text:p text:style-name="P29">Ausgewählte Variablen</text:p>
      <text:soft-page-break/>
      <text:p text:style-name="P30">At first, all cognitive data, after reduced to tmt and pvt, why?<text:s/></text:p>
      <text:p text:style-name="P31">Only include if good reason to think they will define the clusters</text:p>
      <text:p text:style-name="P32">Irrelevant or masking variables should be excluded if possible</text:p>
      <text:p text:style-name="P33">At first n-back included, later excluded since<text:line-break/><text:tab/>MoCA excluded, since ..<text:s/></text:p>
      <text:p text:style-name="P34">Missing values were excluded (the participant was excluded if one missing value in rte, pvt or n-back task.)</text:p>
      <text:p text:style-name="P35">Ausgewählte Objekte</text:p>
      <text:p text:style-name="P36">All participants, some where excluded due to missing data or didn’t understand n-back Task<text:s/></text:p>
      <text:p text:style-name="P37">How many objects/participants left?</text:p>
      <text:p text:style-name="P38">Gegebenenfalls die eingesetzten Datentransformationen</text:p>
      <text:p text:style-name="P39">z-transformation</text:p>
      <text:p text:style-name="P40">standardisation<text:s/></text:p>
      <text:p text:style-name="P41">winsorizing<text:s/></text:p>
      <text:p text:style-name="P42">Gewählte (Un-)Ähnlichkeitsmaß</text:p>
      <text:p text:style-name="P43">Quadrierte(?) euklidische Distanzmaß<text:s/></text:p>
      <text:p text:style-name="P44">Ausgewählte Verfahren (genaue Bezeichnung)</text:p>
      <text:p text:style-name="P45">Ward-method<text:s/></text:p>
      <text:p text:style-name="P46">Eingesetzes Computerprogramm (inkl. Versionsnummer)</text:p>
      <text:p text:style-name="P47">R<text:s/></text:p>
      <text:p text:style-name="P48">Technische Voreinstellungen</text:p>
      <text:p text:style-name="P49">Verwendete Kriterien zur Bestimmung der Clusteranzahl</text:p>
      <text:p text:style-name="P50"><text:span text:style-name="T51">Inhaltlich, da zwei verschiedene Gruppen.<text:s/></text:span><text:span text:style-name="T52">Later 4 because of k-means<text:s/></text:span></text:p>
      <text:p text:style-name="P53">Durchgeführte Stabilitätsprüfung</text:p>
      <text:p text:style-name="P54">Für ausgewählze Clusteranzahl noch drei weitere Analysen mit dem Complete-, Single- und Weighted-Average-Linkage gerechnet. Die Übereinstimmung wurde mittels des adjustierten Randindex (Hubert und Arabie 1985) beurteilt.<text:s/></text:p>
      <text:p text:style-name="P55">Auch: Wechsel des Algorithmus und Veränderung Gruppenzahl (Ein Cluster bleibt gleich)</text:p>
      <text:p text:style-name="P56">Durchgeführte Validitätsprüfung<text:s/></text:p>
      <text:p text:style-name="P57">Zur Validitätsprüfung wurde auf Variablen Z1, Z2 usw. zurückgeriffen</text:p>
      <text:soft-page-break/>
      <text:p text:style-name="P58"><text:span text:style-name="T59">EEG analysi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25T08:34:00Z</meta:creation-date>
    <dc:date>2024-07-26T16:36:00Z</dc:date>
    <meta:template xlink:href="Normal.dotm" xlink:type="simple"/>
    <meta:editing-cycles>7</meta:editing-cycles>
    <meta:editing-duration>PT0S</meta:editing-duration>
    <meta:user-defined meta:name="GrammarlyDocumentId">8aae616a-024f-4016-9886-9149baed4a93</meta:user-defined>
    <meta:document-statistic meta:page-count="3" meta:paragraph-count="54" meta:word-count="366" meta:character-count="2583" meta:row-count="65" meta:non-whitespace-character-count="2248"/>
  </office:meta>
</office:document-meta>
</file>